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3D0000004ADDA6B97800F6A68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6.36cm" fo:margin-left="0.143cm" fo:margin-top="0cm" fo:margin-bottom="0cm" style:page-number="auto" table:align="left" style:writing-mode="lr-tb"/>
    </style:style>
    <style:style style:name="Tabla1.A" style:family="table-column">
      <style:table-column-properties style:column-width="16.36cm"/>
    </style:style>
    <style:style style:name="Tabla1.1" style:family="table-row">
      <style:table-row-properties style:min-row-height="0.24cm" fo:keep-together="auto"/>
    </style:style>
    <style:style style:name="Tabla1.A1" style:family="table-cell">
      <style:table-cell-properties fo:padding-left="0.123cm" fo:padding-right="0.123cm" fo:padding-top="0cm" fo:padding-bottom="0cm" fo:border="none"/>
    </style:style>
    <style:style style:name="Tabla1.2" style:family="table-row">
      <style:table-row-properties style:min-row-height="1.175cm" fo:keep-together="auto"/>
    </style:style>
    <style:style style:name="Tabla1.A2" style:family="table-cell">
      <style:table-cell-properties fo:padding-left="0.123cm" fo:padding-right="0.123cm" fo:padding-top="0cm" fo:padding-bottom="0cm" fo:border-left="none" fo:border-right="none" fo:border-top="none" fo:border-bottom="0.5pt solid #000000"/>
    </style:style>
    <style:style style:name="Tabla1.3" style:family="table-row">
      <style:table-row-properties style:min-row-height="1.415cm" fo:keep-together="auto"/>
    </style:style>
    <style:style style:name="Tabla1.A3" style:family="table-cell">
      <style:table-cell-properties style:vertical-align="bottom" fo:padding-left="0.123cm" fo:padding-right="0.123cm" fo:padding-top="0cm" fo:padding-bottom="0cm" fo:border-left="none" fo:border-right="none" fo:border-top="0.5pt solid #000000" fo:border-bottom="0.5pt solid #000000"/>
    </style:style>
    <style:style style:name="Tabla3" style:family="table">
      <style:table-properties style:width="16.614cm" fo:margin-left="0cm" fo:margin-top="0cm" fo:margin-bottom="0cm" table:align="left" style:writing-mode="lr-tb"/>
    </style:style>
    <style:style style:name="Tabla3.A" style:family="table-column">
      <style:table-column-properties style:column-width="1cm"/>
    </style:style>
    <style:style style:name="Tabla3.B" style:family="table-column">
      <style:table-column-properties style:column-width="2.75cm"/>
    </style:style>
    <style:style style:name="Tabla3.C" style:family="table-column">
      <style:table-column-properties style:column-width="0.201cm"/>
    </style:style>
    <style:style style:name="Tabla3.D" style:family="table-column">
      <style:table-column-properties style:column-width="3.298cm"/>
    </style:style>
    <style:style style:name="Tabla3.E" style:family="table-column">
      <style:table-column-properties style:column-width="2.752cm"/>
    </style:style>
    <style:style style:name="Tabla3.F" style:family="table-column">
      <style:table-column-properties style:column-width="3.752cm"/>
    </style:style>
    <style:style style:name="Tabla3.G" style:family="table-column">
      <style:table-column-properties style:column-width="1.498cm"/>
    </style:style>
    <style:style style:name="Tabla3.H" style:family="table-column">
      <style:table-column-properties style:column-width="1.36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2060" fo:padding-left="0.123cm" fo:padding-right="0.123cm" fo:padding-top="0cm" fo:padding-bottom="0cm" fo:border="0.5pt solid #000000">
        <style:background-image/>
      </style:table-cell-properties>
    </style:style>
    <style:style style:name="Tabla3.D1" style:family="table-cell">
      <style:table-cell-properties style:vertical-align="middle" fo:padding-left="0.123cm" fo:padding-right="0.123cm" fo:padding-top="0cm" fo:padding-bottom="0cm" fo:border="0.5pt solid #000000"/>
    </style:style>
    <style:style style:name="Tabla3.F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3.D2" style:family="table-cell">
      <style:table-cell-properties style:vertical-align="middle" fo:padding-left="0.123cm" fo:padding-right="0.123cm" fo:padding-top="0cm" fo:padding-bottom="0cm" fo:border="0.5pt solid #000000"/>
    </style:style>
    <style:style style:name="Tabla3.D3" style:family="table-cell">
      <style:table-cell-properties style:vertical-align="middle" fo:padding-left="0.123cm" fo:padding-right="0.123cm" fo:padding-top="0cm" fo:padding-bottom="0cm" fo:border="0.5pt solid #000000"/>
    </style:style>
    <style:style style:name="Tabla3.F3" style:family="table-cell">
      <style:table-cell-properties style:vertical-align="middle" fo:background-color="#ffffcc" fo:padding-left="0.123cm" fo:padding-right="0.123cm" fo:padding-top="0cm" fo:padding-bottom="0cm" fo:border="0.5pt solid #000000">
        <style:background-image/>
      </style:table-cell-properties>
    </style:style>
    <style:style style:name="Tabla3.4" style:family="table-row">
      <style:table-row-properties style:min-row-height="0.725cm" fo:keep-together="auto"/>
    </style:style>
    <style:style style:name="Tabla3.5" style:family="table-row">
      <style:table-row-properties style:min-row-height="0.496cm" fo:keep-together="auto"/>
    </style:style>
    <style:style style:name="Tabla3.A5" style:family="table-cell">
      <style:table-cell-properties style:vertical-align="middle" fo:background-color="#dbe5f1" fo:padding-left="0.123cm" fo:padding-right="0.123cm" fo:padding-top="0cm" fo:padding-bottom="0cm" fo:border="0.5pt solid #000000">
        <style:background-image/>
      </style:table-cell-properties>
    </style:style>
    <style:style style:name="Tabla3.16" style:family="table-row">
      <style:table-row-properties style:min-row-height="2.595cm" fo:keep-together="auto"/>
    </style:style>
    <style:style style:name="Tabla3.A16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3.18" style:family="table-row">
      <style:table-row-properties style:min-row-height="2.489cm" fo:keep-together="auto"/>
    </style:style>
    <style:style style:name="Tabla3.A18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3.21" style:family="table-row">
      <style:table-row-properties style:min-row-height="1.235cm" fo:keep-together="auto"/>
    </style:style>
    <style:style style:name="Tabla3.A21" style:family="table-cell">
      <style:table-cell-properties fo:background-color="#002060" fo:padding-left="0.123cm" fo:padding-right="0.123cm" fo:padding-top="0cm" fo:padding-bottom="0cm" fo:border="0.5pt solid #000000">
        <style:background-image/>
      </style:table-cell-properties>
    </style:style>
    <style:style style:name="Tabla3.C2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a3.F21" style:family="table-cell">
      <style:table-cell-properties fo:background-color="#002060" fo:padding-left="0.123cm" fo:padding-right="0.123cm" fo:padding-top="0cm" fo:padding-bottom="0cm" fo:border="0.5pt solid #000000">
        <style:background-image/>
      </style:table-cell-properties>
    </style:style>
    <style:style style:name="Tabla3.G2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9pt" style:font-size-asian="9pt" style:font-name-complex="Arial1" style:font-size-complex="9pt"/>
    </style:style>
    <style:style style:name="P4" style:family="paragraph" style:parent-style-name="Standard">
      <style:text-properties style:font-name-complex="Arial1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-complex="Arial1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-complex="Arial1" style:font-size-complex="10pt"/>
    </style:style>
    <style:style style:name="P7" style:family="paragraph" style:parent-style-name="Standard">
      <style:paragraph-properties fo:text-align="center" style:justify-single-word="false"/>
      <style:text-properties officeooo:rsid="0011efde" officeooo:paragraph-rsid="0011efde" style:font-name-complex="Arial1" style:font-size-complex="10pt"/>
    </style:style>
    <style:style style:name="P8" style:family="paragraph" style:parent-style-name="Standard">
      <style:text-properties officeooo:rsid="0011efde" officeooo:paragraph-rsid="0011efde" style:font-name-complex="Arial1" style:font-size-complex="10pt"/>
    </style:style>
    <style:style style:name="P9" style:family="paragraph" style:parent-style-name="Standard">
      <style:paragraph-properties fo:text-align="end" style:justify-single-word="false"/>
      <style:text-properties officeooo:rsid="0011efde" officeooo:paragraph-rsid="0011efde" style:font-name-complex="Arial1" style:font-size-complex="10pt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name-complex="Arial1" style:font-size-complex="10pt"/>
    </style:style>
    <style:style style:name="P11" style:family="paragraph" style:parent-style-name="Standard">
      <style:paragraph-properties fo:text-align="end" style:justify-single-word="false"/>
      <style:text-properties fo:font-weight="bold" style:font-weight-asian="bold" style:font-name-complex="Arial1" style:font-size-complex="10pt"/>
    </style:style>
    <style:style style:name="P12" style:family="paragraph" style:parent-style-name="Header">
      <style:paragraph-properties fo:margin-left="0cm" fo:margin-right="-0.914cm" fo:text-indent="0cm" style:auto-text-indent="false"/>
      <style:text-properties fo:font-size="20pt" fo:font-weight="bold" style:font-size-asian="20pt" style:font-weight-asian="bold" style:font-name-complex="Arial1"/>
    </style:style>
    <style:style style:name="P13" style:family="paragraph" style:parent-style-name="Standard">
      <style:paragraph-properties fo:margin-top="0cm" fo:margin-bottom="0.141cm" loext:contextual-spacing="false"/>
    </style:style>
    <style:style style:name="P14" style:family="paragraph" style:parent-style-name="Standard">
      <style:paragraph-properties fo:margin-top="0cm" fo:margin-bottom="0.141cm" loext:contextual-spacing="false" fo:text-align="center" style:justify-single-word="false"/>
      <style:text-properties fo:font-weight="bold" style:font-weight-asian="bold" style:font-name-complex="Arial1" style:font-size-complex="10pt"/>
    </style:style>
    <style:style style:name="P15" style:family="paragraph" style:parent-style-name="Header">
      <style:text-properties fo:font-size="9pt" style:font-size-asian="9pt" style:font-name-complex="Arial1" style:font-size-complex="9pt"/>
    </style:style>
    <style:style style:name="P16" style:family="paragraph" style:parent-style-name="Header">
      <style:paragraph-properties fo:text-align="end" style:justify-single-word="false"/>
      <style:text-properties fo:font-size="9pt" style:font-size-asian="9pt" style:font-name-complex="Arial1" style:font-size-complex="9pt"/>
    </style:style>
    <style:style style:name="P17" style:family="paragraph" style:parent-style-name="Header">
      <style:paragraph-properties fo:text-align="end" style:justify-single-word="false"/>
      <style:text-properties fo:font-size="9pt" fo:language="es" fo:country="ES" style:font-size-asian="9pt" style:font-name-complex="Arial1" style:font-size-complex="9pt"/>
    </style:style>
    <style:style style:name="P18" style:family="paragraph" style:parent-style-name="Header">
      <style:text-properties fo:color="#0000ff" fo:font-size="9pt" officeooo:rsid="0011efde" officeooo:paragraph-rsid="0011efde" style:font-size-asian="9pt" style:font-name-complex="Arial1" style:font-size-complex="9pt"/>
    </style:style>
    <style:style style:name="P19" style:family="paragraph" style:parent-style-name="Header">
      <style:paragraph-properties fo:margin-left="0cm" fo:margin-right="-1.427cm" fo:text-indent="0cm" style:auto-text-indent="false"/>
      <style:text-properties fo:color="#0000ff" fo:font-size="14pt" fo:language="es" fo:country="ES" style:font-size-asian="14pt" style:font-name-complex="Arial1" style:font-size-complex="14pt"/>
    </style:style>
    <style:style style:name="P20" style:family="paragraph" style:parent-style-name="Header">
      <style:paragraph-properties fo:margin-left="0cm" fo:margin-right="-0.914cm" fo:text-indent="0cm" style:auto-text-indent="false"/>
      <style:text-properties fo:font-size="18pt" style:font-size-asian="18pt" style:font-name-complex="Arial1" style:font-size-complex="18pt"/>
    </style:style>
    <style:style style:name="P21" style:family="paragraph" style:parent-style-name="Standard">
      <style:text-properties fo:font-weight="bold" style:font-weight-asian="bold" style:font-name-complex="Arial1" style:font-size-complex="10pt"/>
    </style:style>
    <style:style style:name="P22" style:family="paragraph" style:parent-style-name="Standard">
      <style:paragraph-properties fo:text-align="center" style:justify-single-word="false"/>
      <style:text-properties fo:font-weight="bold" style:font-weight-asian="bold" style:font-name-complex="Arial1" style:font-size-complex="10pt"/>
    </style:style>
    <style:style style:name="P23" style:family="paragraph" style:parent-style-name="Standard">
      <style:paragraph-properties fo:text-align="end" style:justify-single-word="false"/>
      <style:text-properties fo:font-weight="bold" style:font-weight-asian="bold" style:font-name-complex="Arial1" style:font-size-complex="10pt"/>
    </style:style>
    <style:style style:name="P24" style:family="paragraph" style:parent-style-name="Standard">
      <style:text-properties fo:color="#0000ff" officeooo:rsid="0011efde" officeooo:paragraph-rsid="0011efde" style:font-name-complex="Arial1" style:font-size-complex="10pt"/>
    </style:style>
    <style:style style:name="P25" style:family="paragraph" style:parent-style-name="Standard">
      <style:paragraph-properties fo:text-align="center" style:justify-single-word="false"/>
      <style:text-properties fo:color="#0000ff" style:font-name-complex="Arial1" style:font-size-complex="10pt"/>
    </style:style>
    <style:style style:name="P26" style:family="paragraph" style:parent-style-name="Standard">
      <style:paragraph-properties fo:text-align="center" style:justify-single-word="false"/>
      <style:text-properties fo:color="#ffffff" fo:font-weight="bold" style:font-weight-asian="bold" style:font-name-complex="Arial1" style:font-size-complex="10pt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none"/>
    </style:style>
    <style:style style:name="T1" style:family="text">
      <style:text-properties fo:font-size="9pt" style:font-size-asian="9pt" style:font-name-complex="Arial1" style:font-size-complex="9pt"/>
    </style:style>
    <style:style style:name="T2" style:family="text">
      <style:text-properties fo:color="#0000ff" fo:font-size="9pt" style:font-size-asian="9pt" style:font-name-complex="Arial1" style:font-size-complex="9pt"/>
    </style:style>
    <style:style style:name="T3" style:family="text">
      <style:text-properties fo:color="#0000ff" fo:font-size="9pt" officeooo:rsid="0011efde" style:font-size-asian="9pt" style:font-name-complex="Arial1" style:font-size-complex="9pt"/>
    </style:style>
    <style:style style:name="T4" style:family="text">
      <style:text-properties fo:color="#0000ff" fo:font-size="14pt" style:font-size-asian="14pt" style:font-name-complex="Arial1" style:font-size-complex="14pt"/>
    </style:style>
    <style:style style:name="T5" style:family="text">
      <style:text-properties fo:color="#0000ff" fo:font-size="14pt" officeooo:rsid="0011efde" style:font-size-asian="14pt" style:font-name-complex="Arial1" style:font-size-complex="14pt"/>
    </style:style>
    <style:style style:name="T6" style:family="text">
      <style:text-properties fo:color="#0000ff" fo:font-size="14pt" officeooo:rsid="0012f980" style:font-size-asian="14pt" style:font-name-complex="Arial1" style:font-size-complex="14pt"/>
    </style:style>
    <style:style style:name="T7" style:family="text">
      <style:text-properties fo:color="#0000ff" fo:font-size="14pt" fo:font-weight="bold" officeooo:rsid="0011efde" style:font-size-asian="14pt" style:font-weight-asian="bold" style:font-name-complex="Arial1" style:font-size-complex="14pt"/>
    </style:style>
    <style:style style:name="T8" style:family="text">
      <style:text-properties fo:color="#0000ff" style:font-name-complex="Arial1" style:font-size-complex="10pt"/>
    </style:style>
    <style:style style:name="T9" style:family="text">
      <style:text-properties fo:color="#0000ff" officeooo:rsid="0011efde" style:font-name-complex="Arial1" style:font-size-complex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6.616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9">&lt;Nombre del Cliente&gt;</text:p>
          </table:table-cell>
        </table:table-row>
        <table:table-row table:style-name="Tabla1.2">
          <table:table-cell table:style-name="Tabla1.A2" office:value-type="string">
            <text:p text:style-name="Standard"><text:span text:style-name="T7">Patitas al Rescate</text:span><text:span text:style-name="T4"><text:line-break/></text:span><text:span text:style-name="T5">PAL-PP-RISK</text:span><text:span text:style-name="T4">/v</text:span><text:span text:style-name="T5">1.</text:span><text:span text:style-name="T6">0</text:span><text:span text:style-name="T5">rA</text:span></text:p>
          </table:table-cell>
        </table:table-row>
        <table:table-row table:style-name="Tabla1.3">
          <table:table-cell table:style-name="Tabla1.A3" office:value-type="string">
            <text:p text:style-name="P12"/>
            <text:p text:style-name="P20">Solicitud de Cambio.</text:p>
            <text:p text:style-name="P12"/>
          </table:table-cell>
        </table:table-row>
      </table:table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columns-spanned="3" office:value-type="string">
            <text:p text:style-name="P21">Número de Solicitud:</text:p>
          </table:table-cell>
          <table:covered-table-cell/>
          <table:covered-table-cell/>
          <table:table-cell table:style-name="Tabla3.D1" office:value-type="string">
            <text:p text:style-name="P24">1</text:p>
          </table:table-cell>
          <table:table-cell table:style-name="Tabla3.A1" office:value-type="string">
            <text:p text:style-name="P21">Solicitado por:</text:p>
          </table:table-cell>
          <table:table-cell table:style-name="Tabla3.F1" table:number-columns-spanned="3" office:value-type="string">
            <text:p text:style-name="P24">Alfonso López</text:p>
          </table:table-cell>
          <table:covered-table-cell/>
          <table:covered-table-cell/>
        </table:table-row>
        <table:table-row table:style-name="Tabla3.1">
          <table:table-cell table:style-name="Tabla3.A1" table:number-columns-spanned="3" office:value-type="string">
            <text:p text:style-name="P21">Prioridad:</text:p>
          </table:table-cell>
          <table:covered-table-cell/>
          <table:covered-table-cell/>
          <table:table-cell table:style-name="Tabla3.D2" office:value-type="string">
            <text:p text:style-name="P24">alta</text:p>
          </table:table-cell>
          <table:table-cell table:style-name="Tabla3.A1" office:value-type="string">
            <text:p text:style-name="P21">Categoría:</text:p>
          </table:table-cell>
          <table:table-cell table:style-name="Tabla3.F1" table:number-columns-spanned="3" office:value-type="string">
            <text:p text:style-name="P24">Cambio</text:p>
          </table:table-cell>
          <table:covered-table-cell/>
          <table:covered-table-cell/>
        </table:table-row>
        <table:table-row table:style-name="Tabla3.1">
          <table:table-cell table:style-name="Tabla3.A1" table:number-columns-spanned="3" office:value-type="string">
            <text:p text:style-name="P21">Fecha de la Solicitud:</text:p>
          </table:table-cell>
          <table:covered-table-cell/>
          <table:covered-table-cell/>
          <table:table-cell table:style-name="Tabla3.D3" office:value-type="string">
            <text:p text:style-name="Standard"><text:span text:style-name="T8">&lt;</text:span><text:span text:style-name="T9">06</text:span><text:span text:style-name="T8">/</text:span><text:span text:style-name="T9">05</text:span><text:span text:style-name="T8">/</text:span><text:span text:style-name="T9">2021</text:span><text:span text:style-name="T8">&gt;</text:span></text:p>
          </table:table-cell>
          <table:table-cell table:style-name="Tabla3.A1" office:value-type="string">
            <text:p text:style-name="P21">Estatus:</text:p>
          </table:table-cell>
          <table:table-cell table:style-name="Tabla3.F3" table:number-columns-spanned="3" office:value-type="string">
            <text:p text:style-name="P24">En espera</text:p>
          </table:table-cell>
          <table:covered-table-cell/>
          <table:covered-table-cell/>
        </table:table-row>
        <table:table-row table:style-name="Tabla3.4">
          <table:table-cell table:style-name="Tabla3.A1" table:number-columns-spanned="8" office:value-type="string">
            <text:p text:style-name="P26">ESPECIFICACION DE LOS CAMB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5">
          <table:table-cell table:style-name="Tabla3.A5" office:value-type="string">
            <text:p text:style-name="P10">No.</text:p>
          </table:table-cell>
          <table:table-cell table:style-name="Tabla3.A5" table:number-columns-spanned="6" office:value-type="string">
            <text:p text:style-name="P10">Descripció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.A5" office:value-type="string">
            <text:p text:style-name="P10">hrs/h</text:p>
          </table:table-cell>
        </table:table-row>
        <table:table-row table:style-name="Tabla3.5">
          <table:table-cell table:style-name="Tabla3.F1" office:value-type="string">
            <text:p text:style-name="P7">1</text:p>
          </table:table-cell>
          <table:table-cell table:style-name="Tabla3.F1" table:number-columns-spanned="6" office:value-type="string">
            <text:p text:style-name="P8">Modificación en los riesgo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.F1" office:value-type="string">
            <text:p text:style-name="P9">3</text:p>
          </table:table-cell>
        </table:table-row>
        <table:table-row table:style-name="Tabla3.5">
          <table:table-cell table:style-name="Tabla3.F1" office:value-type="string">
            <text:p text:style-name="P5"/>
          </table:table-cell>
          <table:table-cell table:style-name="Tabla3.F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a3.F1" office:value-type="string">
            <text:p text:style-name="P6"/>
          </table:table-cell>
        </table:table-row>
        <table:table-row table:style-name="Tabla3.5">
          <table:table-cell table:style-name="Tabla3.F1" office:value-type="string">
            <text:p text:style-name="P5"/>
          </table:table-cell>
          <table:table-cell table:style-name="Tabla3.F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a3.F1" office:value-type="string">
            <text:p text:style-name="P6"/>
          </table:table-cell>
        </table:table-row>
        <table:table-row table:style-name="Tabla3.5">
          <table:table-cell table:style-name="Tabla3.F1" office:value-type="string">
            <text:p text:style-name="P5"/>
          </table:table-cell>
          <table:table-cell table:style-name="Tabla3.F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a3.F1" office:value-type="string">
            <text:p text:style-name="P6"/>
          </table:table-cell>
        </table:table-row>
        <table:table-row table:style-name="Tabla3.5">
          <table:table-cell table:style-name="Tabla3.F1" office:value-type="string">
            <text:p text:style-name="P5"/>
          </table:table-cell>
          <table:table-cell table:style-name="Tabla3.F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a3.F1" office:value-type="string">
            <text:p text:style-name="P6"/>
          </table:table-cell>
        </table:table-row>
        <table:table-row table:style-name="Tabla3.5">
          <table:table-cell table:style-name="Tabla3.F1" office:value-type="string">
            <text:p text:style-name="P5"/>
          </table:table-cell>
          <table:table-cell table:style-name="Tabla3.F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a3.F1" office:value-type="string">
            <text:p text:style-name="P6"/>
          </table:table-cell>
        </table:table-row>
        <table:table-row table:style-name="Tabla3.5">
          <table:table-cell table:style-name="Tabla3.F1" office:value-type="string">
            <text:p text:style-name="P5"/>
          </table:table-cell>
          <table:table-cell table:style-name="Tabla3.F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a3.F1" office:value-type="string">
            <text:p text:style-name="P6"/>
          </table:table-cell>
        </table:table-row>
        <table:table-row table:style-name="Tabla3.5">
          <table:table-cell table:style-name="Tabla3.A5" office:value-type="string">
            <text:p text:style-name="P10"/>
          </table:table-cell>
          <table:table-cell table:style-name="Tabla3.A5" table:number-columns-spanned="6" office:value-type="string">
            <text:p text:style-name="P11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3.A5" office:value-type="string">
            <text:p text:style-name="P11"/>
          </table:table-cell>
        </table:table-row>
        <table:table-row table:style-name="Tabla3.5">
          <table:table-cell table:style-name="Tabla3.A1" table:number-columns-spanned="8" office:value-type="string">
            <text:p text:style-name="P26">ANALISIS DE IMPAC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5">
          <table:table-cell table:style-name="Tabla3.A5" table:number-columns-spanned="8" office:value-type="string">
            <text:p text:style-name="P10">Impacto al proyec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6">
          <table:table-cell table:style-name="Tabla3.A16" table:number-columns-spanned="8" office:value-type="string">
            <text:p text:style-name="P8">Impacto Alto, debido a que es el plan de mitigación en los posibles riesgos del proyect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5">
          <table:table-cell table:style-name="Tabla3.A5" table:number-columns-spanned="8" office:value-type="string">
            <text:p text:style-name="P10">Riesg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18">
          <table:table-cell table:style-name="Tabla3.A18" table:number-columns-spanned="8" office:value-type="string">
            <text:p text:style-name="P8">Si se hace un mal plan de contingencia con los riesgos, al momento de que ocurra un riesgo, se realizaran las actividades incorrectas para mitigar el dañ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5">
          <table:table-cell table:style-name="Tabla3.A5" table:number-columns-spanned="2" office:value-type="string">
            <text:p text:style-name="P21">Impacto en Tiempo:</text:p>
          </table:table-cell>
          <table:covered-table-cell/>
          <table:table-cell table:style-name="Tabla3.F1" table:number-columns-spanned="3" office:value-type="string">
            <text:p text:style-name="P11"><text:bookmark text:name="_GoBack"/>días/hrs.</text:p>
          </table:table-cell>
          <table:covered-table-cell/>
          <table:covered-table-cell/>
          <table:table-cell table:style-name="Tabla3.A5" office:value-type="string">
            <text:p text:style-name="P21">Impacto Económico:</text:p>
          </table:table-cell>
          <table:table-cell table:style-name="Tabla3.F1" table:number-columns-spanned="2" office:value-type="string">
            <text:p text:style-name="P11">$ 0.00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21">Analista:</text:p>
          </table:table-cell>
          <table:covered-table-cell/>
          <table:table-cell table:style-name="Tabla3.F1" table:number-columns-spanned="3" office:value-type="string">
            <text:p text:style-name="P4"/>
          </table:table-cell>
          <table:covered-table-cell/>
          <table:covered-table-cell/>
          <table:table-cell table:style-name="Tabla3.A1" office:value-type="string">
            <text:p text:style-name="P21">Resultado:</text:p>
          </table:table-cell>
          <table:table-cell table:style-name="Tabla3.F3" table:number-columns-spanned="2" office:value-type="string">
            <text:p text:style-name="P4"/>
          </table:table-cell>
          <table:covered-table-cell/>
        </table:table-row>
        <table:table-row table:style-name="Tabla3.21">
          <table:table-cell table:style-name="Tabla3.A21" table:number-columns-spanned="2" office:value-type="string">
            <text:p text:style-name="P21">Justificación:</text:p>
          </table:table-cell>
          <table:covered-table-cell/>
          <table:table-cell table:style-name="Tabla3.C21" table:number-columns-spanned="3" office:value-type="string">
            <text:p text:style-name="P4"/>
          </table:table-cell>
          <table:covered-table-cell/>
          <table:covered-table-cell/>
          <table:table-cell table:style-name="Tabla3.F21" office:value-type="string">
            <text:p text:style-name="P21">Fecha Cierre:</text:p>
          </table:table-cell>
          <table:table-cell table:style-name="Tabla3.G21" table:number-columns-spanned="2" office:value-type="string">
            <text:p text:style-name="P25">&lt;dd/mm/aaaa&gt;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s" fo:country="MX" style:letter-kerning="false" style:font-name-asian="Times New Roman1" style:font-size-asian="10pt" style:language-asian="es" style:country-asian="MX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MX" style:letter-kerning="false" style:font-name-asian="Times New Roman1" style:font-size-asian="10pt" style:language-asian="es" style:country-asian="MX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06cm" fo:margin-bottom="0cm" loext:contextual-spacing="false" fo:keep-with-next="always"/>
      <style:text-properties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with-next="always"/>
      <style:text-properties fo:color="#ff0000" style:text-underline-style="solid" style:text-underline-width="auto" style:text-underline-color="font-color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Comic Sans MS" fo:font-family="'Comic Sans MS'" style:font-family-generic="roman" style:font-pitch="variable"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Arial" fo:font-family="Arial" style:font-family-generic="roman" style:font-pitch="variable" style:language-asian="en" style:country-asian="US" style:font-size-complex="12pt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Título_20_5_20_Car" style:display-name="Título 5 Car" style:family="text" style:parent-style-name="Default_20_Paragraph_20_Font"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Título_20_6_20_Car" style:display-name="Título 6 Car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7_20_Car" style:display-name="Título 7 Car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6.877cm" fo:margin-left="-0.123cm" fo:margin-top="0cm" fo:margin-bottom="0cm" table:align="left" style:writing-mode="lr-tb"/>
    </style:style>
    <style:style style:name="Tabla2.A" style:family="table-column">
      <style:table-column-properties style:column-width="1.625cm"/>
    </style:style>
    <style:style style:name="Tabla2.B" style:family="table-column">
      <style:table-column-properties style:column-width="7.25cm"/>
    </style:style>
    <style:style style:name="Tabla2.C" style:family="table-column">
      <style:table-column-properties style:column-width="2.251cm"/>
    </style:style>
    <style:style style:name="Tabla2.D" style:family="table-column">
      <style:table-column-properties style:column-width="5.752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23cm" fo:padding-right="0.123cm" fo:padding-top="0cm" fo:padding-bottom="0cm" fo:border="none"/>
    </style:style>
    <style:style style:name="MP1" style:family="paragraph" style:parent-style-name="Header">
      <style:text-properties fo:language="es" fo:country="ES"/>
    </style:style>
    <style:style style:name="MP2" style:family="paragraph">
      <loext:graphic-properties draw:fill="none"/>
    </style:style>
    <style:style style:name="MP3" style:family="paragraph">
      <loext:graphic-properties draw:fill="solid" draw:fill-color="#ffffff"/>
      <style:paragraph-properties fo:text-align="center"/>
    </style:style>
    <style:style style:name="MP4" style:family="paragraph" style:parent-style-name="Standard">
      <style:paragraph-properties fo:text-align="center" style:justify-single-word="false"/>
      <style:text-properties fo:font-size="9pt" style:font-size-asian="9pt" style:font-name-complex="Arial1" style:font-size-complex="9pt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Header">
      <style:paragraph-properties fo:text-align="end" style:justify-single-word="false"/>
      <style:text-properties fo:font-size="9pt" style:font-size-asian="9pt" style:font-name-complex="Arial1" style:font-size-complex="9pt"/>
    </style:style>
    <style:style style:name="MP7" style:family="paragraph" style:parent-style-name="Header">
      <style:text-properties fo:color="#0000ff" fo:font-size="9pt" officeooo:rsid="0011efde" officeooo:paragraph-rsid="0011efde" style:font-size-asian="9pt" style:font-name-complex="Arial1" style:font-size-complex="9pt"/>
    </style:style>
    <style:style style:name="MP8" style:family="paragraph" style:parent-style-name="Header">
      <style:paragraph-properties fo:text-align="end" style:justify-single-word="false"/>
      <style:text-properties fo:font-size="9pt" fo:language="es" fo:country="ES" style:font-size-asian="9pt" style:font-name-complex="Arial1" style:font-size-complex="9pt"/>
    </style:style>
    <style:style style:name="MP9" style:family="paragraph" style:parent-style-name="Header">
      <style:text-properties fo:font-size="9pt" style:font-size-asian="9pt" style:font-name-complex="Arial1" style:font-size-complex="9pt"/>
    </style:style>
    <style:style style:name="MT1" style:family="text">
      <style:text-properties fo:color="#0000ff" fo:font-size="9pt" officeooo:rsid="0011efde" style:font-size-asian="9pt" style:font-name-complex="Arial1" style:font-size-complex="9pt"/>
    </style:style>
    <style:style style:name="MT2" style:family="text">
      <style:text-properties fo:font-size="9pt" style:font-size-asian="9pt" style:font-name-complex="Arial1" style:font-size-complex="9pt"/>
    </style:style>
    <style:style style:name="MT3" style:family="text">
      <style:text-properties fo:color="#0000ff" fo:font-size="9pt" style:font-size-asian="9pt" style:font-name-complex="Arial1" style:font-size-complex="9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6.616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0.951cm" fo:margin-bottom="1.512cm" fo:margin-left="2.501cm" fo:margin-right="2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5cm" fo:margin-left="0cm" fo:margin-right="0cm" fo:margin-bottom="1.45cm" style:dynamic-spacing="true"/>
      </style:header-style>
      <style:footer-style>
        <style:header-footer-properties fo:min-height="0.99cm" fo:margin-left="0cm" fo:margin-right="0cm" fo:margin-top="0.8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 2" text:anchor-type="char" svg:x="15.531cm" svg:y="0.025cm" svg:width="1.034cm" svg:height="1.252cm" draw:z-index="0"><draw:image xlink:href="Pictures/100002010000003D0000004ADDA6B97800F6A68F.png" xlink:type="simple" xlink:show="embed" xlink:actuate="onLoad" loext:mime-type="image/png"/></draw:frame><draw:custom-shape text:anchor-type="char" draw:z-index="1" draw:name="Forma1" draw:style-name="Mgr1" draw:text-style-name="MP2" svg:width="16.617cm" svg:height="0.003cm" svg:x="0.065cm" svg:y="1.402cm"><text:p/><draw:enhanced-geometry svg:viewBox="0 0 21600 21600" draw:type="mso-spt32" draw:enhanced-path="M 0 0 L 21600 21600 N"/></draw:custom-shape></text:p>
      </style:header>
      <style:footer>
        <text:p text:style-name="Footer"/>
        <text:p text:style-name="Footer"><draw:line text:anchor-type="char" draw:z-index="2" draw:name="Forma2" draw:style-name="Mgr2" draw:text-style-name="MP3" svg:x1="0.039cm" svg:y1="0.079cm" svg:x2="16.655cm" svg:y2="0.079cm"><text:p/></draw:lin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6">Número: </text:p>
            </table:table-cell>
            <table:table-cell table:style-name="Tabla2.A1" office:value-type="string">
              <text:p text:style-name="Header"><text:span text:style-name="MT1">PAL</text:span><text:span text:style-name="MT2">-CM-CAMBIO-</text:span><text:span text:style-name="MT1">#1</text:span></text:p>
            </table:table-cell>
            <table:table-cell table:style-name="Tabla2.A1" office:value-type="string">
              <text:p text:style-name="MP6">Autor: </text:p>
            </table:table-cell>
            <table:table-cell table:style-name="Tabla2.A1" office:value-type="string">
              <text:p text:style-name="MP7">Alfonso López</text:p>
            </table:table-cell>
          </table:table-row>
          <table:table-row table:style-name="Tabla2.1">
            <table:table-cell table:style-name="Tabla2.A1" office:value-type="string">
              <text:p text:style-name="MP8">Fecha: </text:p>
            </table:table-cell>
            <table:table-cell table:style-name="Tabla2.A1" office:value-type="string">
              <text:p text:style-name="Header"><text:span text:style-name="MT1">06</text:span><text:span text:style-name="MT3">/</text:span><text:span text:style-name="MT1">05</text:span><text:span text:style-name="MT3">/</text:span><text:span text:style-name="MT1">2021</text:span></text:p>
            </table:table-cell>
            <table:table-cell table:style-name="Tabla2.A1" office:value-type="string">
              <text:p text:style-name="MP6">Clasificación: </text:p>
            </table:table-cell>
            <table:table-cell table:style-name="Tabla2.A1" office:value-type="string">
              <text:p text:style-name="MP9">INTERNO</text:p>
            </table:table-cell>
          </table:table-row>
        </table:table>
        <text:p text:style-name="MP4"/>
        <text:p text:style-name="MP5"><text:page-number style:num-format="1" text:select-page="current">1</text:page-number>/<text:page-count style:num-format="1"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dame</meta:initial-creator>
    <meta:editing-cycles>28</meta:editing-cycles>
    <meta:print-date>2009-11-09T05:01:00</meta:print-date>
    <meta:creation-date>2009-07-31T03:25:00</meta:creation-date>
    <dc:date>2021-05-06T03:55:38.727107680</dc:date>
    <meta:editing-duration>PT1H6M7S</meta:editing-duration>
    <meta:generator>LibreOffice/6.4.7.2$Linux_X86_64 LibreOffice_project/40$Build-2</meta:generator>
    <meta:document-statistic meta:table-count="3" meta:image-count="1" meta:object-count="0" meta:page-count="1" meta:paragraph-count="46" meta:word-count="118" meta:character-count="773" meta:non-whitespace-character-count="697"/>
    <meta:user-defined meta:name="AppVersion">16.0000</meta:user-defined>
    <meta:user-defined meta:name="ContentTypeId">0x0101009BCDFC6F55A0FF4793C7B147E7E4632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-1682042152</meta:user-defined>
    <meta:user-defined meta:name="_AuthorEmail" meta:value-type="string">jorozco@itson.mx</meta:user-defined>
    <meta:user-defined meta:name="_AuthorEmailDisplayName" meta:value-type="string">Javier Orozco</meta:user-defined>
    <meta:user-defined meta:name="_EmailSubject" meta:value-type="string">Revisión Agenda (AGP) y Minuta (MIN)</meta:user-defined>
    <meta:user-defined meta:name="_ReviewingToolsShownOnce" meta:value-type="string"/>
    <meta:template xlink:type="simple" xlink:actuate="onRequest" xlink:title="Normal.dotm" xlink:href=""/>
  </office:meta>
</office:document-meta>
</file>